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fa92" officeooo:paragraph-rsid="000efa92"/>
    </style:style>
    <style:style style:name="P2" style:family="paragraph" style:parent-style-name="Standard">
      <style:text-properties officeooo:rsid="0014a14c" officeooo:paragraph-rsid="0014a14c"/>
    </style:style>
    <style:style style:name="P3" style:family="paragraph" style:parent-style-name="Standard">
      <style:text-properties officeooo:rsid="0014de73" officeooo:paragraph-rsid="0014de73"/>
    </style:style>
    <style:style style:name="P4" style:family="paragraph" style:parent-style-name="Standard">
      <style:text-properties officeooo:rsid="001556b4" officeooo:paragraph-rsid="001556b4"/>
    </style:style>
    <style:style style:name="P5" style:family="paragraph" style:parent-style-name="Standard">
      <style:text-properties officeooo:rsid="001618f6" officeooo:paragraph-rsid="001618f6"/>
    </style:style>
    <style:style style:name="P6" style:family="paragraph" style:parent-style-name="Standard">
      <style:text-properties officeooo:rsid="0017a437" officeooo:paragraph-rsid="0017a437"/>
    </style:style>
    <style:style style:name="P7" style:family="paragraph" style:parent-style-name="Standard">
      <style:text-properties officeooo:rsid="0019783e" officeooo:paragraph-rsid="0019783e"/>
    </style:style>
    <style:style style:name="P8" style:family="paragraph" style:parent-style-name="Standard">
      <style:text-properties officeooo:rsid="001ba54a" officeooo:paragraph-rsid="001ba54a"/>
    </style:style>
    <style:style style:name="P9" style:family="paragraph" style:parent-style-name="Standard">
      <style:text-properties officeooo:rsid="001fe402" officeooo:paragraph-rsid="001fe402"/>
    </style:style>
    <style:style style:name="P10" style:family="paragraph" style:parent-style-name="Standard">
      <style:text-properties officeooo:rsid="002428c7" officeooo:paragraph-rsid="002428c7"/>
    </style:style>
    <style:style style:name="P11" style:family="paragraph" style:parent-style-name="Standard">
      <style:text-properties officeooo:rsid="00262450" officeooo:paragraph-rsid="00262450"/>
    </style:style>
    <style:style style:name="P12" style:family="paragraph" style:parent-style-name="Standard">
      <style:text-properties officeooo:rsid="002fe13c" officeooo:paragraph-rsid="002fe13c"/>
    </style:style>
    <style:style style:name="P13" style:family="paragraph" style:parent-style-name="Standard">
      <style:text-properties officeooo:rsid="00427579" officeooo:paragraph-rsid="00427579"/>
    </style:style>
    <style:style style:name="P14" style:family="paragraph" style:parent-style-name="Standard">
      <style:text-properties officeooo:rsid="00442c40" officeooo:paragraph-rsid="00442c40"/>
    </style:style>
    <style:style style:name="T1" style:family="text">
      <style:text-properties officeooo:rsid="0011b1a1"/>
    </style:style>
    <style:style style:name="T2" style:family="text">
      <style:text-properties officeooo:rsid="0020c1ac"/>
    </style:style>
    <style:style style:name="T3" style:family="text">
      <style:text-properties officeooo:rsid="002555ad"/>
    </style:style>
    <style:style style:name="T4" style:family="text">
      <style:text-properties officeooo:rsid="002e57d9"/>
    </style:style>
    <style:style style:name="T5" style:family="text">
      <style:text-properties officeooo:rsid="00346e2e"/>
    </style:style>
    <style:style style:name="T6" style:family="text">
      <style:text-properties style:text-position="super 58%"/>
    </style:style>
    <style:style style:name="T7" style:family="text">
      <style:text-properties style:text-position="0% 100%"/>
    </style:style>
    <style:style style:name="T8" style:family="text">
      <style:text-properties officeooo:rsid="004712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ty ecology reappraised: crises and new developments</text:p>
      <text:p text:style-name="P1"><text:span text:style-name="T1">Prof. </text:span>Thomas Lewinsohn </text:p>
      <text:p text:style-name="P1"/>
      <text:p text:style-name="P2">Community ecology was the first field to birth the independent field of ecology (1895, book on tropical plant community ecology). </text:p>
      <text:p text:style-name="P3">Defining community ecology – princeton guide to ecology articles give several defintions. Co-occurence, and interaction are the key tennants of CE. </text:p>
      <text:p text:style-name="P3"/>
      <text:p text:style-name="P4">Community is a mid level of organisation if looked at in a linear ladder. Once you move away from linear categorization community becomes something much more complex, interacting at two different levels. </text:p>
      <text:p text:style-name="P4"/>
      <text:p text:style-name="P5">Issues in CE; scientists don’t see the relevance of community, and haven’t for many years. <text:span text:style-name="T4">Recurring accusations that communities are artefacts created by researchers and existing only in their heads. </text:span></text:p>
      <text:p text:style-name="P5"/>
      <text:p text:style-name="P6">CE up to the Island Biogeography Theory; </text:p>
      <text:p text:style-name="P7">CE – integration or individuality; dominat ideas in CE </text:p>
      <text:p text:style-name="P7"/>
      <text:p text:style-name="P8">How can closely related and ecologically simialr spp co-exist? One of the big questions in CE. Niche partitioning models evolved to try and answer this. </text:p>
      <text:p text:style-name="P8"/>
      <text:p text:style-name="P9">Defining a community to study: Same kind, same place or same resources (Taxocenoses ot communities or guilds). <text:span text:style-name="T2">These groups are not mutually exclusive, and these are named. Provides methods of looking at what a community really was, given the research topic. </text:span></text:p>
      <text:p text:style-name="P9"/>
      <text:p text:style-name="P10">Three main research program types; Geography, Demography and metabolism. These all also have overlaps. <text:span text:style-name="T3">All have somewhat different approaches when different attributes are considered. e.g. how do they deal with rare species. Geography deals with them, demography excludes (as they are statistically intractable) and metabolic ignores them entirley as they are not so important in terms of energy and biomass. </text:span></text:p>
      <text:p text:style-name="P10"/>
      <text:p text:style-name="P11">Models produce something interesting; counter to prevailing knowledge, they predict diverse (complex) systems are more unstable. </text:p>
      <text:p text:style-name="P11"/>
      <text:p text:style-name="P12">A Brazilian intermezzo:</text:p>
      <text:p text:style-name="P12">Study of the Asteraeae flowerhead-herbivore system. <text:span text:style-name="T5">Working out the insect herbivore assemblage for those flower heads and the interactions between them all. Huge amount of field and lab work, elucidating on some very interesting networks at varying scales. </text:span></text:p>
      <text:p text:style-name="P12"/>
      <text:p text:style-name="P12"/>
      <text:p text:style-name="P13">21<text:span text:style-name="T6">st</text:span> centrury new syntheses: </text:p>
      <text:p text:style-name="P14">Biodiversity theory, <text:span text:style-name="T8">multispecies population ecology and process-oriented community ecology. Phylogenetic structure, functional structure and Ecosystem functions and services. These were the evolution of the prior mentioned three main types, and have similar overlap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2:56:40.934580085</meta:creation-date>
    <dc:date>2019-02-14T13:58:27.348028802</dc:date>
    <meta:editing-duration>PT1H1M35S</meta:editing-duration>
    <meta:editing-cycles>30</meta:editing-cycles>
    <meta:generator>LibreOffice/6.0.7.3$Linux_X86_64 LibreOffice_project/00m0$Build-3</meta:generator>
    <meta:document-statistic meta:table-count="0" meta:image-count="0" meta:object-count="0" meta:page-count="1" meta:paragraph-count="16" meta:word-count="347" meta:character-count="2389" meta:non-whitespace-character-count="2042"/>
  </office:meta>
</office:document-meta>
</file>